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peedup_tabel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N</text:p>
          </table:table-cell>
          <table:table-cell office:value-type="string" calcext:value-type="string">
            <text:p>OCV E</text:p>
          </table:table-cell>
          <table:table-cell office:value-type="string" calcext:value-type="string">
            <text:p>V1 E</text:p>
          </table:table-cell>
          <table:table-cell office:value-type="string" calcext:value-type="string">
            <text:p>V4 E</text:p>
          </table:table-cell>
          <table:table-cell office:value-type="string" calcext:value-type="string">
            <text:p>Speedup 1</text:p>
          </table:table-cell>
          <table:table-cell office:value-type="string" calcext:value-type="string">
            <text:p>Speedup 2</text:p>
          </table:table-cell>
          <table:table-cell office:value-type="string" calcext:value-type="string">
            <text:p>OCV H</text:p>
          </table:table-cell>
          <table:table-cell office:value-type="string" calcext:value-type="string">
            <text:p>V1 H</text:p>
          </table:table-cell>
          <table:table-cell office:value-type="string" calcext:value-type="string">
            <text:p>V4 H</text:p>
          </table:table-cell>
          <table:table-cell office:value-type="string" calcext:value-type="string">
            <text:p>Speedup 1</text:p>
          </table:table-cell>
          <table:table-cell office:value-type="string" calcext:value-type="string">
            <text:p>Speedup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431957" calcext:value-type="float">
            <text:p>4,32E-005</text:p>
          </table:table-cell>
          <table:table-cell office:value-type="float" office:value="0.000061517" calcext:value-type="float">
            <text:p>0,000061517</text:p>
          </table:table-cell>
          <table:table-cell office:value-type="float" office:value="0.000062462" calcext:value-type="float">
            <text:p>0,000062462</text:p>
          </table:table-cell>
          <table:table-cell table:formula="of:=[.B2]/[.C2]" office:value-type="float" office:value="0.702175008534226" calcext:value-type="float">
            <text:p>0,7021750085</text:p>
          </table:table-cell>
          <table:table-cell table:formula="of:=[.B2]/[.D2]" office:value-type="float" office:value="0.691551663411354" calcext:value-type="float">
            <text:p>0,6915516634</text:p>
          </table:table-cell>
          <table:table-cell office:value-type="float" office:value="0.00003995" calcext:value-type="float">
            <text:p>0,00003995</text:p>
          </table:table-cell>
          <table:table-cell table:style-name="ce1" office:value-type="float" office:value="0.0000623004" calcext:value-type="float">
            <text:p>6,23E-005</text:p>
          </table:table-cell>
          <table:table-cell table:style-name="ce1" office:value-type="float" office:value="0.0000707061" calcext:value-type="float">
            <text:p>7,07E-005</text:p>
          </table:table-cell>
          <table:table-cell table:formula="of:=[.G2]/[.H2]" office:value-type="float" office:value="0.641247889259138" calcext:value-type="float">
            <text:p>0,6412478893</text:p>
          </table:table-cell>
          <table:table-cell table:formula="of:=[.G2]/[.I2]" office:value-type="float" office:value="0.565014899704552" calcext:value-type="float">
            <text:p>0,5650148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618713" calcext:value-type="float">
            <text:p>6,19E-005</text:p>
          </table:table-cell>
          <table:table-cell office:value-type="float" office:value="0.000070748" calcext:value-type="float">
            <text:p>0,000070748</text:p>
          </table:table-cell>
          <table:table-cell office:value-type="float" office:value="0.000069905" calcext:value-type="float">
            <text:p>0,000069905</text:p>
          </table:table-cell>
          <table:table-cell table:formula="of:=[.B3]/[.C3]" office:value-type="float" office:value="0.874530728783852" calcext:value-type="float">
            <text:p>0,8745307288</text:p>
          </table:table-cell>
          <table:table-cell table:formula="of:=[.B3]/[.D3]" office:value-type="float" office:value="0.885076890065088" calcext:value-type="float">
            <text:p>0,8850768901</text:p>
          </table:table-cell>
          <table:table-cell table:style-name="ce1" office:value-type="float" office:value="0.0000616147" calcext:value-type="float">
            <text:p>6,16E-005</text:p>
          </table:table-cell>
          <table:table-cell table:style-name="ce1" office:value-type="float" office:value="0.0000706584" calcext:value-type="float">
            <text:p>7,07E-005</text:p>
          </table:table-cell>
          <table:table-cell table:style-name="ce1" office:value-type="float" office:value="0.0000720273" calcext:value-type="float">
            <text:p>7,20E-005</text:p>
          </table:table-cell>
          <table:table-cell table:formula="of:=[.G3]/[.H3]" office:value-type="float" office:value="0.872008140574935" calcext:value-type="float">
            <text:p>0,8720081406</text:p>
          </table:table-cell>
          <table:table-cell table:formula="of:=[.G3]/[.I3]" office:value-type="float" office:value="0.855435369644565" calcext:value-type="float">
            <text:p>0,8554353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50439" calcext:value-type="float">
            <text:p>0,0001050439</text:p>
          </table:table-cell>
          <table:table-cell office:value-type="float" office:value="0.000094512" calcext:value-type="float">
            <text:p>0,000094512</text:p>
          </table:table-cell>
          <table:table-cell office:value-type="float" office:value="0.000086205" calcext:value-type="float">
            <text:p>0,000086205</text:p>
          </table:table-cell>
          <table:table-cell table:formula="of:=[.B4]/[.C4]" office:value-type="float" office:value="1.11143452683257" calcext:value-type="float">
            <text:p>1,1114345268</text:p>
          </table:table-cell>
          <table:table-cell table:formula="of:=[.B4]/[.D4]" office:value-type="float" office:value="1.21853604779305" calcext:value-type="float">
            <text:p>1,2185360478</text:p>
          </table:table-cell>
          <table:table-cell table:style-name="ce1" office:value-type="float" office:value="0.0000979922" calcext:value-type="float">
            <text:p>9,80E-005</text:p>
          </table:table-cell>
          <table:table-cell table:style-name="ce1" office:value-type="float" office:value="0.0000917645" calcext:value-type="float">
            <text:p>9,18E-005</text:p>
          </table:table-cell>
          <table:table-cell table:style-name="ce1" office:value-type="float" office:value="0.0000868813" calcext:value-type="float">
            <text:p>8,69E-005</text:p>
          </table:table-cell>
          <table:table-cell table:formula="of:=[.G4]/[.H4]" office:value-type="float" office:value="1.06786611380218" calcext:value-type="float">
            <text:p>1,0678661138</text:p>
          </table:table-cell>
          <table:table-cell table:formula="of:=[.G4]/[.I4]" office:value-type="float" office:value="1.12788597776507" calcext:value-type="float">
            <text:p>1,1278859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54203" calcext:value-type="float">
            <text:p>0,0001454203</text:p>
          </table:table-cell>
          <table:table-cell office:value-type="float" office:value="0.000113314" calcext:value-type="float">
            <text:p>0,000113314</text:p>
          </table:table-cell>
          <table:table-cell office:value-type="float" office:value="0.000102719" calcext:value-type="float">
            <text:p>0,000102719</text:p>
          </table:table-cell>
          <table:table-cell table:formula="of:=[.B5]/[.C5]" office:value-type="float" office:value="1.28333921668991" calcext:value-type="float">
            <text:p>1,2833392167</text:p>
          </table:table-cell>
          <table:table-cell table:formula="of:=[.B5]/[.D5]" office:value-type="float" office:value="1.41570984920025" calcext:value-type="float">
            <text:p>1,4157098492</text:p>
          </table:table-cell>
          <table:table-cell office:value-type="float" office:value="0.0001379182" calcext:value-type="float">
            <text:p>0,0001379182</text:p>
          </table:table-cell>
          <table:table-cell office:value-type="float" office:value="0.0001092281" calcext:value-type="float">
            <text:p>0,0001092281</text:p>
          </table:table-cell>
          <table:table-cell table:style-name="ce1" office:value-type="float" office:value="0.0000990948" calcext:value-type="float">
            <text:p>9,91E-005</text:p>
          </table:table-cell>
          <table:table-cell table:formula="of:=[.G5]/[.H5]" office:value-type="float" office:value="1.26266226364827" calcext:value-type="float">
            <text:p>1,2626622636</text:p>
          </table:table-cell>
          <table:table-cell table:formula="of:=[.G5]/[.I5]" office:value-type="float" office:value="1.39178039614591" calcext:value-type="float">
            <text:p>1,3917803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890753" calcext:value-type="float">
            <text:p>0,0001890753</text:p>
          </table:table-cell>
          <table:table-cell office:value-type="float" office:value="0.000133905" calcext:value-type="float">
            <text:p>0,000133905</text:p>
          </table:table-cell>
          <table:table-cell office:value-type="float" office:value="0.000111679" calcext:value-type="float">
            <text:p>0,000111679</text:p>
          </table:table-cell>
          <table:table-cell table:formula="of:=[.B6]/[.C6]" office:value-type="float" office:value="1.41201075389269" calcext:value-type="float">
            <text:p>1,4120107539</text:p>
          </table:table-cell>
          <table:table-cell table:formula="of:=[.B6]/[.D6]" office:value-type="float" office:value="1.69302465100869" calcext:value-type="float">
            <text:p>1,693024651</text:p>
          </table:table-cell>
          <table:table-cell office:value-type="float" office:value="0.0001739882" calcext:value-type="float">
            <text:p>0,0001739882</text:p>
          </table:table-cell>
          <table:table-cell office:value-type="float" office:value="0.0001280318" calcext:value-type="float">
            <text:p>0,0001280318</text:p>
          </table:table-cell>
          <table:table-cell office:value-type="float" office:value="0.0001079556" calcext:value-type="float">
            <text:p>0,0001079556</text:p>
          </table:table-cell>
          <table:table-cell table:formula="of:=[.G6]/[.H6]" office:value-type="float" office:value="1.35894519955199" calcext:value-type="float">
            <text:p>1,3589451996</text:p>
          </table:table-cell>
          <table:table-cell table:formula="of:=[.G6]/[.I6]" office:value-type="float" office:value="1.61166442500435" calcext:value-type="float">
            <text:p>1,611664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28228" calcext:value-type="float">
            <text:p>0,000228228</text:p>
          </table:table-cell>
          <table:table-cell office:value-type="float" office:value="0.000154473" calcext:value-type="float">
            <text:p>0,000154473</text:p>
          </table:table-cell>
          <table:table-cell office:value-type="float" office:value="0.000126956" calcext:value-type="float">
            <text:p>0,000126956</text:p>
          </table:table-cell>
          <table:table-cell table:formula="of:=[.B7]/[.C7]" office:value-type="float" office:value="1.47746208075198" calcext:value-type="float">
            <text:p>1,4774620808</text:p>
          </table:table-cell>
          <table:table-cell table:formula="of:=[.B7]/[.D7]" office:value-type="float" office:value="1.79769368915215" calcext:value-type="float">
            <text:p>1,7976936892</text:p>
          </table:table-cell>
          <table:table-cell office:value-type="float" office:value="0.000213908" calcext:value-type="float">
            <text:p>0,000213908</text:p>
          </table:table-cell>
          <table:table-cell office:value-type="float" office:value="0.0001455291" calcext:value-type="float">
            <text:p>0,0001455291</text:p>
          </table:table-cell>
          <table:table-cell office:value-type="float" office:value="0.0001220803" calcext:value-type="float">
            <text:p>0,0001220803</text:p>
          </table:table-cell>
          <table:table-cell table:formula="of:=[.G7]/[.H7]" office:value-type="float" office:value="1.46986410278082" calcext:value-type="float">
            <text:p>1,4698641028</text:p>
          </table:table-cell>
          <table:table-cell table:formula="of:=[.G7]/[.I7]" office:value-type="float" office:value="1.75219097593961" calcext:value-type="float">
            <text:p>1,7521909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33579" calcext:value-type="float">
            <text:p>0,000433579</text:p>
          </table:table-cell>
          <table:table-cell office:value-type="float" office:value="0.000251937" calcext:value-type="float">
            <text:p>0,000251937</text:p>
          </table:table-cell>
          <table:table-cell office:value-type="float" office:value="0.000191746" calcext:value-type="float">
            <text:p>0,000191746</text:p>
          </table:table-cell>
          <table:table-cell table:formula="of:=[.B8]/[.C8]" office:value-type="float" office:value="1.72098183275978" calcext:value-type="float">
            <text:p>1,7209818328</text:p>
          </table:table-cell>
          <table:table-cell table:formula="of:=[.B8]/[.D8]" office:value-type="float" office:value="2.26121535781711" calcext:value-type="float">
            <text:p>2,2612153578</text:p>
          </table:table-cell>
          <table:table-cell office:value-type="float" office:value="0.000400951" calcext:value-type="float">
            <text:p>0,000400951</text:p>
          </table:table-cell>
          <table:table-cell office:value-type="float" office:value="0.0002250244" calcext:value-type="float">
            <text:p>0,0002250244</text:p>
          </table:table-cell>
          <table:table-cell office:value-type="float" office:value="0.0001771212" calcext:value-type="float">
            <text:p>0,0001771212</text:p>
          </table:table-cell>
          <table:table-cell table:formula="of:=[.G8]/[.H8]" office:value-type="float" office:value="1.78181121691692" calcext:value-type="float">
            <text:p>1,7818112169</text:p>
          </table:table-cell>
          <table:table-cell table:formula="of:=[.G8]/[.I8]" office:value-type="float" office:value="2.26370982129751" calcext:value-type="float">
            <text:p>2,2637098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643305" calcext:value-type="float">
            <text:p>0,000643305</text:p>
          </table:table-cell>
          <table:table-cell office:value-type="float" office:value="0.000352936" calcext:value-type="float">
            <text:p>0,000352936</text:p>
          </table:table-cell>
          <table:table-cell office:value-type="float" office:value="0.000262525" calcext:value-type="float">
            <text:p>0,000262525</text:p>
          </table:table-cell>
          <table:table-cell table:formula="of:=[.B9]/[.C9]" office:value-type="float" office:value="1.82272423328875" calcext:value-type="float">
            <text:p>1,8227242333</text:p>
          </table:table-cell>
          <table:table-cell table:formula="of:=[.B9]/[.D9]" office:value-type="float" office:value="2.45045233787258" calcext:value-type="float">
            <text:p>2,4504523379</text:p>
          </table:table-cell>
          <table:table-cell office:value-type="float" office:value="0.000590826" calcext:value-type="float">
            <text:p>0,000590826</text:p>
          </table:table-cell>
          <table:table-cell office:value-type="float" office:value="0.0003163173" calcext:value-type="float">
            <text:p>0,0003163173</text:p>
          </table:table-cell>
          <table:table-cell office:value-type="float" office:value="0.0002392642" calcext:value-type="float">
            <text:p>0,0002392642</text:p>
          </table:table-cell>
          <table:table-cell table:formula="of:=[.G9]/[.H9]" office:value-type="float" office:value="1.86782702052654" calcext:value-type="float">
            <text:p>1,8678270205</text:p>
          </table:table-cell>
          <table:table-cell table:formula="of:=[.G9]/[.I9]" office:value-type="float" office:value="2.46934560205831" calcext:value-type="float">
            <text:p>2,4693456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849695" calcext:value-type="float">
            <text:p>0,000849695</text:p>
          </table:table-cell>
          <table:table-cell office:value-type="float" office:value="0.000448322" calcext:value-type="float">
            <text:p>0,000448322</text:p>
          </table:table-cell>
          <table:table-cell office:value-type="float" office:value="0.000333391" calcext:value-type="float">
            <text:p>0,000333391</text:p>
          </table:table-cell>
          <table:table-cell table:formula="of:=[.B10]/[.C10]" office:value-type="float" office:value="1.89527839365456" calcext:value-type="float">
            <text:p>1,8952783937</text:p>
          </table:table-cell>
          <table:table-cell table:formula="of:=[.B10]/[.D10]" office:value-type="float" office:value="2.54864408457337" calcext:value-type="float">
            <text:p>2,5486440846</text:p>
          </table:table-cell>
          <table:table-cell office:value-type="float" office:value="0.000782953" calcext:value-type="float">
            <text:p>0,000782953</text:p>
          </table:table-cell>
          <table:table-cell office:value-type="float" office:value="0.0003965652" calcext:value-type="float">
            <text:p>0,0003965652</text:p>
          </table:table-cell>
          <table:table-cell office:value-type="float" office:value="0.0002937122" calcext:value-type="float">
            <text:p>0,0002937122</text:p>
          </table:table-cell>
          <table:table-cell table:formula="of:=[.G10]/[.H10]" office:value-type="float" office:value="1.97433612429936" calcext:value-type="float">
            <text:p>1,9743361243</text:p>
          </table:table-cell>
          <table:table-cell table:formula="of:=[.G10]/[.I10]" office:value-type="float" office:value="2.66571494136096" calcext:value-type="float">
            <text:p>2,66571494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05731" calcext:value-type="float">
            <text:p>0,00105731</text:p>
          </table:table-cell>
          <table:table-cell office:value-type="float" office:value="0.000580334" calcext:value-type="float">
            <text:p>0,000580334</text:p>
          </table:table-cell>
          <table:table-cell office:value-type="float" office:value="0.00039761" calcext:value-type="float">
            <text:p>0,00039761</text:p>
          </table:table-cell>
          <table:table-cell table:formula="of:=[.B11]/[.C11]" office:value-type="float" office:value="1.82189911326926" calcext:value-type="float">
            <text:p>1,8218991133</text:p>
          </table:table-cell>
          <table:table-cell table:formula="of:=[.B11]/[.D11]" office:value-type="float" office:value="2.659163501924" calcext:value-type="float">
            <text:p>2,6591635019</text:p>
          </table:table-cell>
          <table:table-cell office:value-type="float" office:value="0.000973949" calcext:value-type="float">
            <text:p>0,000973949</text:p>
          </table:table-cell>
          <table:table-cell office:value-type="float" office:value="0.0004817635" calcext:value-type="float">
            <text:p>0,0004817635</text:p>
          </table:table-cell>
          <table:table-cell office:value-type="float" office:value="0.0003546643" calcext:value-type="float">
            <text:p>0,0003546643</text:p>
          </table:table-cell>
          <table:table-cell table:formula="of:=[.G11]/[.H11]" office:value-type="float" office:value="2.02163302118155" calcext:value-type="float">
            <text:p>2,0216330212</text:p>
          </table:table-cell>
          <table:table-cell table:formula="of:=[.G11]/[.I11]" office:value-type="float" office:value="2.74611512915171" calcext:value-type="float">
            <text:p>2,7461151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288917" calcext:value-type="float">
            <text:p>0,001288917</text:p>
          </table:table-cell>
          <table:table-cell office:value-type="float" office:value="0.000645955" calcext:value-type="float">
            <text:p>0,000645955</text:p>
          </table:table-cell>
          <table:table-cell office:value-type="float" office:value="0.000455833" calcext:value-type="float">
            <text:p>0,000455833</text:p>
          </table:table-cell>
          <table:table-cell table:formula="of:=[.B12]/[.C12]" office:value-type="float" office:value="1.99536655030149" calcext:value-type="float">
            <text:p>1,9953665503</text:p>
          </table:table-cell>
          <table:table-cell table:formula="of:=[.B12]/[.D12]" office:value-type="float" office:value="2.82760791781201" calcext:value-type="float">
            <text:p>2,8276079178</text:p>
          </table:table-cell>
          <table:table-cell office:value-type="float" office:value="0.001237994" calcext:value-type="float">
            <text:p>0,001237994</text:p>
          </table:table-cell>
          <table:table-cell office:value-type="float" office:value="0.0005643337" calcext:value-type="float">
            <text:p>0,0005643337</text:p>
          </table:table-cell>
          <table:table-cell office:value-type="float" office:value="0.0004086094" calcext:value-type="float">
            <text:p>0,0004086094</text:p>
          </table:table-cell>
          <table:table-cell table:formula="of:=[.G12]/[.H12]" office:value-type="float" office:value="2.19372686763169" calcext:value-type="float">
            <text:p>2,1937268676</text:p>
          </table:table-cell>
          <table:table-cell table:formula="of:=[.G12]/[.I12]" office:value-type="float" office:value="3.02977366648932" calcext:value-type="float">
            <text:p>3,02977366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488165" calcext:value-type="float">
            <text:p>0,001488165</text:p>
          </table:table-cell>
          <table:table-cell office:value-type="float" office:value="0.000750022" calcext:value-type="float">
            <text:p>0,000750022</text:p>
          </table:table-cell>
          <table:table-cell office:value-type="float" office:value="0.000530217" calcext:value-type="float">
            <text:p>0,000530217</text:p>
          </table:table-cell>
          <table:table-cell table:formula="of:=[.B13]/[.C13]" office:value-type="float" office:value="1.98416179792059" calcext:value-type="float">
            <text:p>1,9841617979</text:p>
          </table:table-cell>
          <table:table-cell table:formula="of:=[.B13]/[.D13]" office:value-type="float" office:value="2.80670932844477" calcext:value-type="float">
            <text:p>2,8067093284</text:p>
          </table:table-cell>
          <table:table-cell office:value-type="float" office:value="0.001393075" calcext:value-type="float">
            <text:p>0,001393075</text:p>
          </table:table-cell>
          <table:table-cell office:value-type="float" office:value="0.0006608595" calcext:value-type="float">
            <text:p>0,0006608595</text:p>
          </table:table-cell>
          <table:table-cell office:value-type="float" office:value="0.0004656509" calcext:value-type="float">
            <text:p>0,0004656509</text:p>
          </table:table-cell>
          <table:table-cell table:formula="of:=[.G13]/[.H13]" office:value-type="float" office:value="2.10797453921749" calcext:value-type="float">
            <text:p>2,1079745392</text:p>
          </table:table-cell>
          <table:table-cell table:formula="of:=[.G13]/[.I13]" office:value-type="float" office:value="2.99167251690054" calcext:value-type="float">
            <text:p>2,9916725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705277" calcext:value-type="float">
            <text:p>0,001705277</text:p>
          </table:table-cell>
          <table:table-cell office:value-type="float" office:value="0.000853126" calcext:value-type="float">
            <text:p>0,000853126</text:p>
          </table:table-cell>
          <table:table-cell office:value-type="float" office:value="0.000588467" calcext:value-type="float">
            <text:p>0,000588467</text:p>
          </table:table-cell>
          <table:table-cell table:formula="of:=[.B14]/[.C14]" office:value-type="float" office:value="1.99885714419675" calcext:value-type="float">
            <text:p>1,9988571442</text:p>
          </table:table-cell>
          <table:table-cell table:formula="of:=[.B14]/[.D14]" office:value-type="float" office:value="2.89782944498162" calcext:value-type="float">
            <text:p>2,897829445</text:p>
          </table:table-cell>
          <table:table-cell office:value-type="float" office:value="0.001596294" calcext:value-type="float">
            <text:p>0,001596294</text:p>
          </table:table-cell>
          <table:table-cell office:value-type="float" office:value="0.0007375014" calcext:value-type="float">
            <text:p>0,0007375014</text:p>
          </table:table-cell>
          <table:table-cell office:value-type="float" office:value="0.0005241675" calcext:value-type="float">
            <text:p>0,0005241675</text:p>
          </table:table-cell>
          <table:table-cell table:formula="of:=[.G14]/[.H14]" office:value-type="float" office:value="2.16446233186812" calcext:value-type="float">
            <text:p>2,1644623319</text:p>
          </table:table-cell>
          <table:table-cell table:formula="of:=[.G14]/[.I14]" office:value-type="float" office:value="3.04538911702843" calcext:value-type="float">
            <text:p>3,0453891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947578" calcext:value-type="float">
            <text:p>0,001947578</text:p>
          </table:table-cell>
          <table:table-cell office:value-type="float" office:value="0.000968376" calcext:value-type="float">
            <text:p>0,000968376</text:p>
          </table:table-cell>
          <table:table-cell office:value-type="float" office:value="0.000680873" calcext:value-type="float">
            <text:p>0,000680873</text:p>
          </table:table-cell>
          <table:table-cell table:formula="of:=[.B15]/[.C15]" office:value-type="float" office:value="2.01117954183086" calcext:value-type="float">
            <text:p>2,0111795418</text:p>
          </table:table-cell>
          <table:table-cell table:formula="of:=[.B15]/[.D15]" office:value-type="float" office:value="2.86041302856774" calcext:value-type="float">
            <text:p>2,8604130286</text:p>
          </table:table-cell>
          <table:table-cell office:value-type="float" office:value="0.001769439" calcext:value-type="float">
            <text:p>0,001769439</text:p>
          </table:table-cell>
          <table:table-cell office:value-type="float" office:value="0.0008321754" calcext:value-type="float">
            <text:p>0,0008321754</text:p>
          </table:table-cell>
          <table:table-cell office:value-type="float" office:value="0.0005955716" calcext:value-type="float">
            <text:p>0,0005955716</text:p>
          </table:table-cell>
          <table:table-cell table:formula="of:=[.G15]/[.H15]" office:value-type="float" office:value="2.12628131040644" calcext:value-type="float">
            <text:p>2,1262813104</text:p>
          </table:table-cell>
          <table:table-cell table:formula="of:=[.G15]/[.I15]" office:value-type="float" office:value="2.97099290832538" calcext:value-type="float">
            <text:p>2,9709929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30384" calcext:value-type="float">
            <text:p>0,00230384</text:p>
          </table:table-cell>
          <table:table-cell office:value-type="float" office:value="0.001037482" calcext:value-type="float">
            <text:p>0,001037482</text:p>
          </table:table-cell>
          <table:table-cell office:value-type="float" office:value="0.000751817" calcext:value-type="float">
            <text:p>0,000751817</text:p>
          </table:table-cell>
          <table:table-cell table:formula="of:=[.B16]/[.C16]" office:value-type="float" office:value="2.22060720089602" calcext:value-type="float">
            <text:p>2,2206072009</text:p>
          </table:table-cell>
          <table:table-cell table:formula="of:=[.B16]/[.D16]" office:value-type="float" office:value="3.06436273720866" calcext:value-type="float">
            <text:p>3,0643627372</text:p>
          </table:table-cell>
          <table:table-cell office:value-type="float" office:value="0.00218224" calcext:value-type="float">
            <text:p>0,00218224</text:p>
          </table:table-cell>
          <table:table-cell office:value-type="float" office:value="0.0010651934" calcext:value-type="float">
            <text:p>0,0010651934</text:p>
          </table:table-cell>
          <table:table-cell office:value-type="float" office:value="0.0007292469" calcext:value-type="float">
            <text:p>0,0007292469</text:p>
          </table:table-cell>
          <table:table-cell table:formula="of:=[.G16]/[.H16]" office:value-type="float" office:value="2.04867961066976" calcext:value-type="float">
            <text:p>2,0486796107</text:p>
          </table:table-cell>
          <table:table-cell table:formula="of:=[.G16]/[.I16]" office:value-type="float" office:value="2.99245701284435" calcext:value-type="float">
            <text:p>2,99245701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45231" calcext:value-type="float">
            <text:p>0,00445231</text:p>
          </table:table-cell>
          <table:table-cell office:value-type="float" office:value="0.002049355" calcext:value-type="float">
            <text:p>0,002049355</text:p>
          </table:table-cell>
          <table:table-cell office:value-type="float" office:value="0.001475932" calcext:value-type="float">
            <text:p>0,001475932</text:p>
          </table:table-cell>
          <table:table-cell table:formula="of:=[.B17]/[.C17]" office:value-type="float" office:value="2.17254209251203" calcext:value-type="float">
            <text:p>2,1725420925</text:p>
          </table:table-cell>
          <table:table-cell table:formula="of:=[.B17]/[.D17]" office:value-type="float" office:value="3.01660916627595" calcext:value-type="float">
            <text:p>3,0166091663</text:p>
          </table:table-cell>
          <table:table-cell office:value-type="float" office:value="0.00410168" calcext:value-type="float">
            <text:p>0,00410168</text:p>
          </table:table-cell>
          <table:table-cell office:value-type="float" office:value="0.002011117" calcext:value-type="float">
            <text:p>0,002011117</text:p>
          </table:table-cell>
          <table:table-cell office:value-type="float" office:value="0.0013038237" calcext:value-type="float">
            <text:p>0,0013038237</text:p>
          </table:table-cell>
          <table:table-cell table:formula="of:=[.G17]/[.H17]" office:value-type="float" office:value="2.0395034202386" calcext:value-type="float">
            <text:p>2,0395034202</text:p>
          </table:table-cell>
          <table:table-cell table:formula="of:=[.G17]/[.I17]" office:value-type="float" office:value="3.14588544448149" calcext:value-type="float">
            <text:p>3,14588544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653257" calcext:value-type="float">
            <text:p>0,00653257</text:p>
          </table:table-cell>
          <table:table-cell office:value-type="float" office:value="0.003827292" calcext:value-type="float">
            <text:p>0,003827292</text:p>
          </table:table-cell>
          <table:table-cell office:value-type="float" office:value="0.00212857" calcext:value-type="float">
            <text:p>0,00212857</text:p>
          </table:table-cell>
          <table:table-cell table:formula="of:=[.B18]/[.C18]" office:value-type="float" office:value="1.70683867340145" calcext:value-type="float">
            <text:p>1,7068386734</text:p>
          </table:table-cell>
          <table:table-cell table:formula="of:=[.B18]/[.D18]" office:value-type="float" office:value="3.06899467717764" calcext:value-type="float">
            <text:p>3,0689946772</text:p>
          </table:table-cell>
          <table:table-cell office:value-type="float" office:value="0.00600393" calcext:value-type="float">
            <text:p>0,00600393</text:p>
          </table:table-cell>
          <table:table-cell office:value-type="float" office:value="0.0027956332" calcext:value-type="float">
            <text:p>0,0027956332</text:p>
          </table:table-cell>
          <table:table-cell office:value-type="float" office:value="0.0024062167" calcext:value-type="float">
            <text:p>0,0024062167</text:p>
          </table:table-cell>
          <table:table-cell table:formula="of:=[.G18]/[.H18]" office:value-type="float" office:value="2.14761006558371" calcext:value-type="float">
            <text:p>2,1476100656</text:p>
          </table:table-cell>
          <table:table-cell table:formula="of:=[.G18]/[.I18]" office:value-type="float" office:value="2.49517427087926" calcext:value-type="float">
            <text:p>2,49517427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854636" calcext:value-type="float">
            <text:p>0,00854636</text:p>
          </table:table-cell>
          <table:table-cell office:value-type="float" office:value="0.004193841" calcext:value-type="float">
            <text:p>0,004193841</text:p>
          </table:table-cell>
          <table:table-cell office:value-type="float" office:value="0.003652131" calcext:value-type="float">
            <text:p>0,003652131</text:p>
          </table:table-cell>
          <table:table-cell table:formula="of:=[.B19]/[.C19]" office:value-type="float" office:value="2.03783595992313" calcext:value-type="float">
            <text:p>2,0378359599</text:p>
          </table:table-cell>
          <table:table-cell table:formula="of:=[.B19]/[.D19]" office:value-type="float" office:value="2.34010225810629" calcext:value-type="float">
            <text:p>2,3401022581</text:p>
          </table:table-cell>
          <table:table-cell office:value-type="float" office:value="0.00819441" calcext:value-type="float">
            <text:p>0,00819441</text:p>
          </table:table-cell>
          <table:table-cell office:value-type="float" office:value="0.0046452943" calcext:value-type="float">
            <text:p>0,0046452943</text:p>
          </table:table-cell>
          <table:table-cell office:value-type="float" office:value="0.0025364175" calcext:value-type="float">
            <text:p>0,0025364175</text:p>
          </table:table-cell>
          <table:table-cell table:formula="of:=[.G19]/[.H19]" office:value-type="float" office:value="1.76402386389168" calcext:value-type="float">
            <text:p>1,7640238639</text:p>
          </table:table-cell>
          <table:table-cell table:formula="of:=[.G19]/[.I19]" office:value-type="float" office:value="3.23070235874023" calcext:value-type="float">
            <text:p>3,23070235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54495" calcext:value-type="float">
            <text:p>0,01054495</text:p>
          </table:table-cell>
          <table:table-cell office:value-type="float" office:value="0.005603982" calcext:value-type="float">
            <text:p>0,005603982</text:p>
          </table:table-cell>
          <table:table-cell office:value-type="float" office:value="0.00394311" calcext:value-type="float">
            <text:p>0,00394311</text:p>
          </table:table-cell>
          <table:table-cell table:formula="of:=[.B20]/[.C20]" office:value-type="float" office:value="1.88168877059205" calcext:value-type="float">
            <text:p>1,8816887706</text:p>
          </table:table-cell>
          <table:table-cell table:formula="of:=[.B20]/[.D20]" office:value-type="float" office:value="2.67427233833193" calcext:value-type="float">
            <text:p>2,6742723383</text:p>
          </table:table-cell>
          <table:table-cell office:value-type="float" office:value="0.0098841" calcext:value-type="float">
            <text:p>0,0098841</text:p>
          </table:table-cell>
          <table:table-cell office:value-type="float" office:value="0.0051288921" calcext:value-type="float">
            <text:p>0,0051288921</text:p>
          </table:table-cell>
          <table:table-cell office:value-type="float" office:value="0.0031439239" calcext:value-type="float">
            <text:p>0,0031439239</text:p>
          </table:table-cell>
          <table:table-cell table:formula="of:=[.G20]/[.H20]" office:value-type="float" office:value="1.92714134110952" calcext:value-type="float">
            <text:p>1,9271413411</text:p>
          </table:table-cell>
          <table:table-cell table:formula="of:=[.G20]/[.I20]" office:value-type="float" office:value="3.14387380686918" calcext:value-type="float">
            <text:p>3,14387380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286677" calcext:value-type="float">
            <text:p>0,01286677</text:p>
          </table:table-cell>
          <table:table-cell office:value-type="float" office:value="0.007716496" calcext:value-type="float">
            <text:p>0,007716496</text:p>
          </table:table-cell>
          <table:table-cell office:value-type="float" office:value="0.004856087" calcext:value-type="float">
            <text:p>0,004856087</text:p>
          </table:table-cell>
          <table:table-cell table:formula="of:=[.B21]/[.C21]" office:value-type="float" office:value="1.6674368780856" calcext:value-type="float">
            <text:p>1,6674368781</text:p>
          </table:table-cell>
          <table:table-cell table:formula="of:=[.B21]/[.D21]" office:value-type="float" office:value="2.64961686230086" calcext:value-type="float">
            <text:p>2,6496168623</text:p>
          </table:table-cell>
          <table:table-cell office:value-type="float" office:value="0.01180873" calcext:value-type="float">
            <text:p>0,01180873</text:p>
          </table:table-cell>
          <table:table-cell office:value-type="float" office:value="0.0063875086" calcext:value-type="float">
            <text:p>0,0063875086</text:p>
          </table:table-cell>
          <table:table-cell office:value-type="float" office:value="0.0046078209" calcext:value-type="float">
            <text:p>0,0046078209</text:p>
          </table:table-cell>
          <table:table-cell table:formula="of:=[.G21]/[.H21]" office:value-type="float" office:value="1.8487223641468" calcext:value-type="float">
            <text:p>1,8487223641</text:p>
          </table:table-cell>
          <table:table-cell table:formula="of:=[.G21]/[.I21]" office:value-type="float" office:value="2.56275802733565" calcext:value-type="float">
            <text:p>2,56275802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505646" calcext:value-type="float">
            <text:p>0,01505646</text:p>
          </table:table-cell>
          <table:table-cell office:value-type="float" office:value="0.007715689" calcext:value-type="float">
            <text:p>0,007715689</text:p>
          </table:table-cell>
          <table:table-cell office:value-type="float" office:value="0.005262049" calcext:value-type="float">
            <text:p>0,005262049</text:p>
          </table:table-cell>
          <table:table-cell table:formula="of:=[.B22]/[.C22]" office:value-type="float" office:value="1.95140835769819" calcext:value-type="float">
            <text:p>1,9514083577</text:p>
          </table:table-cell>
          <table:table-cell table:formula="of:=[.B22]/[.D22]" office:value-type="float" office:value="2.86133025367115" calcext:value-type="float">
            <text:p>2,8613302537</text:p>
          </table:table-cell>
          <table:table-cell office:value-type="float" office:value="0.01385433" calcext:value-type="float">
            <text:p>0,01385433</text:p>
          </table:table-cell>
          <table:table-cell office:value-type="float" office:value="0.007471611" calcext:value-type="float">
            <text:p>0,007471611</text:p>
          </table:table-cell>
          <table:table-cell office:value-type="float" office:value="0.00481875" calcext:value-type="float">
            <text:p>0,00481875</text:p>
          </table:table-cell>
          <table:table-cell table:formula="of:=[.G22]/[.H22]" office:value-type="float" office:value="1.85426275538167" calcext:value-type="float">
            <text:p>1,8542627554</text:p>
          </table:table-cell>
          <table:table-cell table:formula="of:=[.G22]/[.I22]" office:value-type="float" office:value="2.87508793774319" calcext:value-type="float">
            <text:p>2,87508793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703228" calcext:value-type="float">
            <text:p>0,01703228</text:p>
          </table:table-cell>
          <table:table-cell office:value-type="float" office:value="0.009219168" calcext:value-type="float">
            <text:p>0,009219168</text:p>
          </table:table-cell>
          <table:table-cell office:value-type="float" office:value="0.006649726" calcext:value-type="float">
            <text:p>0,006649726</text:p>
          </table:table-cell>
          <table:table-cell table:formula="of:=[.B23]/[.C23]" office:value-type="float" office:value="1.84748558655185" calcext:value-type="float">
            <text:p>1,8474855866</text:p>
          </table:table-cell>
          <table:table-cell table:formula="of:=[.B23]/[.D23]" office:value-type="float" office:value="2.56135064813197" calcext:value-type="float">
            <text:p>2,5613506481</text:p>
          </table:table-cell>
          <table:table-cell office:value-type="float" office:value="0.01560318" calcext:value-type="float">
            <text:p>0,01560318</text:p>
          </table:table-cell>
          <table:table-cell office:value-type="float" office:value="0.0082066554" calcext:value-type="float">
            <text:p>0,0082066554</text:p>
          </table:table-cell>
          <table:table-cell office:value-type="float" office:value="0.0051423344" calcext:value-type="float">
            <text:p>0,0051423344</text:p>
          </table:table-cell>
          <table:table-cell table:formula="of:=[.G23]/[.H23]" office:value-type="float" office:value="1.90128368250969" calcext:value-type="float">
            <text:p>1,9012836825</text:p>
          </table:table-cell>
          <table:table-cell table:formula="of:=[.G23]/[.I23]" office:value-type="float" office:value="3.03426008234704" calcext:value-type="float">
            <text:p>3,03426008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91473" calcext:value-type="float">
            <text:p>0,0191473</text:p>
          </table:table-cell>
          <table:table-cell office:value-type="float" office:value="0.010485536" calcext:value-type="float">
            <text:p>0,010485536</text:p>
          </table:table-cell>
          <table:table-cell office:value-type="float" office:value="0.006728164" calcext:value-type="float">
            <text:p>0,006728164</text:p>
          </table:table-cell>
          <table:table-cell table:formula="of:=[.B24]/[.C24]" office:value-type="float" office:value="1.82606783286996" calcext:value-type="float">
            <text:p>1,8260678329</text:p>
          </table:table-cell>
          <table:table-cell table:formula="of:=[.B24]/[.D24]" office:value-type="float" office:value="2.84584323449904" calcext:value-type="float">
            <text:p>2,8458432345</text:p>
          </table:table-cell>
          <table:table-cell office:value-type="float" office:value="0.01749183" calcext:value-type="float">
            <text:p>0,01749183</text:p>
          </table:table-cell>
          <table:table-cell office:value-type="float" office:value="0.0088916313" calcext:value-type="float">
            <text:p>0,0088916313</text:p>
          </table:table-cell>
          <table:table-cell office:value-type="float" office:value="0.0069881214" calcext:value-type="float">
            <text:p>0,0069881214</text:p>
          </table:table-cell>
          <table:table-cell table:formula="of:=[.G24]/[.H24]" office:value-type="float" office:value="1.96722394460958" calcext:value-type="float">
            <text:p>1,9672239446</text:p>
          </table:table-cell>
          <table:table-cell table:formula="of:=[.G24]/[.I24]" office:value-type="float" office:value="2.50308044161912" calcext:value-type="float">
            <text:p>2,50308044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12785" calcext:value-type="float">
            <text:p>0,0212785</text:p>
          </table:table-cell>
          <table:table-cell office:value-type="float" office:value="0.01066718" calcext:value-type="float">
            <text:p>0,01066718</text:p>
          </table:table-cell>
          <table:table-cell office:value-type="float" office:value="0.007243225" calcext:value-type="float">
            <text:p>0,007243225</text:p>
          </table:table-cell>
          <table:table-cell table:formula="of:=[.B25]/[.C25]" office:value-type="float" office:value="1.99476337701248" calcext:value-type="float">
            <text:p>1,994763377</text:p>
          </table:table-cell>
          <table:table-cell table:formula="of:=[.B25]/[.D25]" office:value-type="float" office:value="2.93771075729388" calcext:value-type="float">
            <text:p>2,9377107573</text:p>
          </table:table-cell>
          <table:table-cell office:value-type="float" office:value="0.0194968" calcext:value-type="float">
            <text:p>0,0194968</text:p>
          </table:table-cell>
          <table:table-cell office:value-type="float" office:value="0.0099748555" calcext:value-type="float">
            <text:p>0,0099748555</text:p>
          </table:table-cell>
          <table:table-cell office:value-type="float" office:value="0.007313049" calcext:value-type="float">
            <text:p>0,007313049</text:p>
          </table:table-cell>
          <table:table-cell table:formula="of:=[.G25]/[.H25]" office:value-type="float" office:value="1.95459473072066" calcext:value-type="float">
            <text:p>1,9545947307</text:p>
          </table:table-cell>
          <table:table-cell table:formula="of:=[.G25]/[.I25]" office:value-type="float" office:value="2.66602890258222" calcext:value-type="float">
            <text:p>2,6660289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22804" calcext:value-type="float">
            <text:p>0,0422804</text:p>
          </table:table-cell>
          <table:table-cell office:value-type="float" office:value="0.021659458" calcext:value-type="float">
            <text:p>0,021659458</text:p>
          </table:table-cell>
          <table:table-cell office:value-type="float" office:value="0.014602806" calcext:value-type="float">
            <text:p>0,014602806</text:p>
          </table:table-cell>
          <table:table-cell table:formula="of:=[.B26]/[.C26]" office:value-type="float" office:value="1.95205253981886" calcext:value-type="float">
            <text:p>1,9520525398</text:p>
          </table:table-cell>
          <table:table-cell table:formula="of:=[.B26]/[.D26]" office:value-type="float" office:value="2.89536134356643" calcext:value-type="float">
            <text:p>2,8953613436</text:p>
          </table:table-cell>
          <table:table-cell office:value-type="float" office:value="0.0387843" calcext:value-type="float">
            <text:p>0,0387843</text:p>
          </table:table-cell>
          <table:table-cell office:value-type="float" office:value="0.0198719461" calcext:value-type="float">
            <text:p>0,0198719461</text:p>
          </table:table-cell>
          <table:table-cell office:value-type="float" office:value="0.0144474214" calcext:value-type="float">
            <text:p>0,0144474214</text:p>
          </table:table-cell>
          <table:table-cell table:formula="of:=[.G26]/[.H26]" office:value-type="float" office:value="1.95171121161606" calcext:value-type="float">
            <text:p>1,9517112116</text:p>
          </table:table-cell>
          <table:table-cell table:formula="of:=[.G26]/[.I26]" office:value-type="float" office:value="2.68451365307307" calcext:value-type="float">
            <text:p>2,684513653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6326" calcext:value-type="float">
            <text:p>0,06326</text:p>
          </table:table-cell>
          <table:table-cell office:value-type="float" office:value="0.031775512" calcext:value-type="float">
            <text:p>0,031775512</text:p>
          </table:table-cell>
          <table:table-cell office:value-type="float" office:value="0.022967867" calcext:value-type="float">
            <text:p>0,022967867</text:p>
          </table:table-cell>
          <table:table-cell table:formula="of:=[.B27]/[.C27]" office:value-type="float" office:value="1.99084124907256" calcext:value-type="float">
            <text:p>1,9908412491</text:p>
          </table:table-cell>
          <table:table-cell table:formula="of:=[.B27]/[.D27]" office:value-type="float" office:value="2.75428275512045" calcext:value-type="float">
            <text:p>2,7542827551</text:p>
          </table:table-cell>
          <table:table-cell office:value-type="float" office:value="0.0580509" calcext:value-type="float">
            <text:p>0,0580509</text:p>
          </table:table-cell>
          <table:table-cell office:value-type="float" office:value="0.0290109167" calcext:value-type="float">
            <text:p>0,0290109167</text:p>
          </table:table-cell>
          <table:table-cell office:value-type="float" office:value="0.0206287914" calcext:value-type="float">
            <text:p>0,0206287914</text:p>
          </table:table-cell>
          <table:table-cell table:formula="of:=[.G27]/[.H27]" office:value-type="float" office:value="2.00100191939126" calcext:value-type="float">
            <text:p>2,0010019194</text:p>
          </table:table-cell>
          <table:table-cell table:formula="of:=[.G27]/[.I27]" office:value-type="float" office:value="2.81407179288264" calcext:value-type="float">
            <text:p>2,81407179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41363" calcext:value-type="float">
            <text:p>0,0841363</text:p>
          </table:table-cell>
          <table:table-cell office:value-type="float" office:value="0.043304412" calcext:value-type="float">
            <text:p>0,043304412</text:p>
          </table:table-cell>
          <table:table-cell office:value-type="float" office:value="0.030408484" calcext:value-type="float">
            <text:p>0,030408484</text:p>
          </table:table-cell>
          <table:table-cell table:formula="of:=[.B28]/[.C28]" office:value-type="float" office:value="1.94290364686166" calcext:value-type="float">
            <text:p>1,9429036469</text:p>
          </table:table-cell>
          <table:table-cell table:formula="of:=[.B28]/[.D28]" office:value-type="float" office:value="2.76686927240437" calcext:value-type="float">
            <text:p>2,7668692724</text:p>
          </table:table-cell>
          <table:table-cell office:value-type="float" office:value="0.0775862" calcext:value-type="float">
            <text:p>0,0775862</text:p>
          </table:table-cell>
          <table:table-cell office:value-type="float" office:value="0.0377930225" calcext:value-type="float">
            <text:p>0,0377930225</text:p>
          </table:table-cell>
          <table:table-cell office:value-type="float" office:value="0.0274072471" calcext:value-type="float">
            <text:p>0,0274072471</text:p>
          </table:table-cell>
          <table:table-cell table:formula="of:=[.G28]/[.H28]" office:value-type="float" office:value="2.05292392266324" calcext:value-type="float">
            <text:p>2,0529239227</text:p>
          </table:table-cell>
          <table:table-cell table:formula="of:=[.G28]/[.I28]" office:value-type="float" office:value="2.83086439571671" calcext:value-type="float">
            <text:p>2,830864395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055877" calcext:value-type="float">
            <text:p>0,1055877</text:p>
          </table:table-cell>
          <table:table-cell office:value-type="float" office:value="0.053667543" calcext:value-type="float">
            <text:p>0,053667543</text:p>
          </table:table-cell>
          <table:table-cell office:value-type="float" office:value="0.037457052" calcext:value-type="float">
            <text:p>0,037457052</text:p>
          </table:table-cell>
          <table:table-cell table:formula="of:=[.B29]/[.C29]" office:value-type="float" office:value="1.96744054409198" calcext:value-type="float">
            <text:p>1,9674405441</text:p>
          </table:table-cell>
          <table:table-cell table:formula="of:=[.B29]/[.D29]" office:value-type="float" office:value="2.8189004302848" calcext:value-type="float">
            <text:p>2,8189004303</text:p>
          </table:table-cell>
          <table:table-cell office:value-type="float" office:value="0.0964376" calcext:value-type="float">
            <text:p>0,0964376</text:p>
          </table:table-cell>
          <table:table-cell office:value-type="float" office:value="0.0475956653" calcext:value-type="float">
            <text:p>0,0475956653</text:p>
          </table:table-cell>
          <table:table-cell office:value-type="float" office:value="0.0336332448" calcext:value-type="float">
            <text:p>0,0336332448</text:p>
          </table:table-cell>
          <table:table-cell table:formula="of:=[.G29]/[.H29]" office:value-type="float" office:value="2.02618451474824" calcext:value-type="float">
            <text:p>2,0261845147</text:p>
          </table:table-cell>
          <table:table-cell table:formula="of:=[.G29]/[.I29]" office:value-type="float" office:value="2.86732964878845" calcext:value-type="float">
            <text:p>2,867329648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267538" calcext:value-type="float">
            <text:p>0,1267538</text:p>
          </table:table-cell>
          <table:table-cell office:value-type="float" office:value="0.063811202" calcext:value-type="float">
            <text:p>0,063811202</text:p>
          </table:table-cell>
          <table:table-cell office:value-type="float" office:value="0.045091472" calcext:value-type="float">
            <text:p>0,045091472</text:p>
          </table:table-cell>
          <table:table-cell table:formula="of:=[.B30]/[.C30]" office:value-type="float" office:value="1.98638790725177" calcext:value-type="float">
            <text:p>1,9863879073</text:p>
          </table:table-cell>
          <table:table-cell table:formula="of:=[.B30]/[.D30]" office:value-type="float" office:value="2.8110370847951" calcext:value-type="float">
            <text:p>2,8110370848</text:p>
          </table:table-cell>
          <table:table-cell office:value-type="float" office:value="0.1155578" calcext:value-type="float">
            <text:p>0,1155578</text:p>
          </table:table-cell>
          <table:table-cell office:value-type="float" office:value="0.0580466092" calcext:value-type="float">
            <text:p>0,0580466092</text:p>
          </table:table-cell>
          <table:table-cell office:value-type="float" office:value="0.0407294262" calcext:value-type="float">
            <text:p>0,0407294262</text:p>
          </table:table-cell>
          <table:table-cell table:formula="of:=[.G30]/[.H30]" office:value-type="float" office:value="1.9907760606971" calcext:value-type="float">
            <text:p>1,9907760607</text:p>
          </table:table-cell>
          <table:table-cell table:formula="of:=[.G30]/[.I30]" office:value-type="float" office:value="2.83720667785887" calcext:value-type="float">
            <text:p>2,83720667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474178" calcext:value-type="float">
            <text:p>0,1474178</text:p>
          </table:table-cell>
          <table:table-cell office:value-type="float" office:value="0.075214582" calcext:value-type="float">
            <text:p>0,075214582</text:p>
          </table:table-cell>
          <table:table-cell office:value-type="float" office:value="0.053098313" calcext:value-type="float">
            <text:p>0,053098313</text:p>
          </table:table-cell>
          <table:table-cell table:formula="of:=[.B31]/[.C31]" office:value-type="float" office:value="1.95996302950936" calcext:value-type="float">
            <text:p>1,9599630295</text:p>
          </table:table-cell>
          <table:table-cell table:formula="of:=[.B31]/[.D31]" office:value-type="float" office:value="2.77631795948018" calcext:value-type="float">
            <text:p>2,7763179595</text:p>
          </table:table-cell>
          <table:table-cell office:value-type="float" office:value="0.1348567" calcext:value-type="float">
            <text:p>0,1348567</text:p>
          </table:table-cell>
          <table:table-cell office:value-type="float" office:value="0.066739639" calcext:value-type="float">
            <text:p>0,066739639</text:p>
          </table:table-cell>
          <table:table-cell office:value-type="float" office:value="0.0483458358" calcext:value-type="float">
            <text:p>0,0483458358</text:p>
          </table:table-cell>
          <table:table-cell table:formula="of:=[.G31]/[.H31]" office:value-type="float" office:value="2.02063873914571" calcext:value-type="float">
            <text:p>2,0206387391</text:p>
          </table:table-cell>
          <table:table-cell table:formula="of:=[.G31]/[.I31]" office:value-type="float" office:value="2.78941707736491" calcext:value-type="float">
            <text:p>2,789417077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680279" calcext:value-type="float">
            <text:p>0,1680279</text:p>
          </table:table-cell>
          <table:table-cell office:value-type="float" office:value="0.086316653" calcext:value-type="float">
            <text:p>0,086316653</text:p>
          </table:table-cell>
          <table:table-cell office:value-type="float" office:value="0.060419121" calcext:value-type="float">
            <text:p>0,060419121</text:p>
          </table:table-cell>
          <table:table-cell table:formula="of:=[.B32]/[.C32]" office:value-type="float" office:value="1.9466452203609" calcext:value-type="float">
            <text:p>1,9466452204</text:p>
          </table:table-cell>
          <table:table-cell table:formula="of:=[.B32]/[.D32]" office:value-type="float" office:value="2.7810384729033" calcext:value-type="float">
            <text:p>2,7810384729</text:p>
          </table:table-cell>
          <table:table-cell office:value-type="float" office:value="0.1542369" calcext:value-type="float">
            <text:p>0,1542369</text:p>
          </table:table-cell>
          <table:table-cell office:value-type="float" office:value="0.0759312955" calcext:value-type="float">
            <text:p>0,0759312955</text:p>
          </table:table-cell>
          <table:table-cell office:value-type="float" office:value="0.0543256082" calcext:value-type="float">
            <text:p>0,0543256082</text:p>
          </table:table-cell>
          <table:table-cell table:formula="of:=[.G32]/[.H32]" office:value-type="float" office:value="2.03126917543505" calcext:value-type="float">
            <text:p>2,0312691754</text:p>
          </table:table-cell>
          <table:table-cell table:formula="of:=[.G32]/[.I32]" office:value-type="float" office:value="2.83911961799261" calcext:value-type="float">
            <text:p>2,83911961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89521" calcext:value-type="float">
            <text:p>0,189521</text:p>
          </table:table-cell>
          <table:table-cell office:value-type="float" office:value="0.097712307" calcext:value-type="float">
            <text:p>0,097712307</text:p>
          </table:table-cell>
          <table:table-cell office:value-type="float" office:value="0.069145103" calcext:value-type="float">
            <text:p>0,069145103</text:p>
          </table:table-cell>
          <table:table-cell table:formula="of:=[.B33]/[.C33]" office:value-type="float" office:value="1.93958167418972" calcext:value-type="float">
            <text:p>1,9395816742</text:p>
          </table:table-cell>
          <table:table-cell table:formula="of:=[.B33]/[.D33]" office:value-type="float" office:value="2.74091716950657" calcext:value-type="float">
            <text:p>2,7409171695</text:p>
          </table:table-cell>
          <table:table-cell office:value-type="float" office:value="0.1735595" calcext:value-type="float">
            <text:p>0,1735595</text:p>
          </table:table-cell>
          <table:table-cell office:value-type="float" office:value="0.0861681989" calcext:value-type="float">
            <text:p>0,0861681989</text:p>
          </table:table-cell>
          <table:table-cell office:value-type="float" office:value="0.0613661201" calcext:value-type="float">
            <text:p>0,0613661201</text:p>
          </table:table-cell>
          <table:table-cell table:formula="of:=[.G33]/[.H33]" office:value-type="float" office:value="2.01419435726421" calcext:value-type="float">
            <text:p>2,0141943573</text:p>
          </table:table-cell>
          <table:table-cell table:formula="of:=[.G33]/[.I33]" office:value-type="float" office:value="2.82826256111962" calcext:value-type="float">
            <text:p>2,82826256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10596" calcext:value-type="float">
            <text:p>0,210596</text:p>
          </table:table-cell>
          <table:table-cell office:value-type="float" office:value="0.107462698" calcext:value-type="float">
            <text:p>0,107462698</text:p>
          </table:table-cell>
          <table:table-cell office:value-type="float" office:value="0.075912322" calcext:value-type="float">
            <text:p>0,075912322</text:p>
          </table:table-cell>
          <table:table-cell table:formula="of:=[.B34]/[.C34]" office:value-type="float" office:value="1.95971256928613" calcext:value-type="float">
            <text:p>1,9597125693</text:p>
          </table:table-cell>
          <table:table-cell table:formula="of:=[.B34]/[.D34]" office:value-type="float" office:value="2.77420047828335" calcext:value-type="float">
            <text:p>2,7742004783</text:p>
          </table:table-cell>
          <table:table-cell office:value-type="float" office:value="0.192119" calcext:value-type="float">
            <text:p>0,192119</text:p>
          </table:table-cell>
          <table:table-cell office:value-type="float" office:value="0.0946108491" calcext:value-type="float">
            <text:p>0,0946108491</text:p>
          </table:table-cell>
          <table:table-cell office:value-type="float" office:value="0.0690940155" calcext:value-type="float">
            <text:p>0,0690940155</text:p>
          </table:table-cell>
          <table:table-cell table:formula="of:=[.G34]/[.H34]" office:value-type="float" office:value="2.03062335691478" calcext:value-type="float">
            <text:p>2,0306233569</text:p>
          </table:table-cell>
          <table:table-cell table:formula="of:=[.G34]/[.I34]" office:value-type="float" office:value="2.78054472025873" calcext:value-type="float">
            <text:p>2,78054472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19757" calcext:value-type="float">
            <text:p>0,419757</text:p>
          </table:table-cell>
          <table:table-cell office:value-type="float" office:value="0.221840991" calcext:value-type="float">
            <text:p>0,221840991</text:p>
          </table:table-cell>
          <table:table-cell office:value-type="float" office:value="0.159096657" calcext:value-type="float">
            <text:p>0,159096657</text:p>
          </table:table-cell>
          <table:table-cell table:formula="of:=[.B35]/[.C35]" office:value-type="float" office:value="1.89215256435633" calcext:value-type="float">
            <text:p>1,8921525644</text:p>
          </table:table-cell>
          <table:table-cell table:formula="of:=[.B35]/[.D35]" office:value-type="float" office:value="2.63837724761244" calcext:value-type="float">
            <text:p>2,6383772476</text:p>
          </table:table-cell>
          <table:table-cell office:value-type="float" office:value="0.383682" calcext:value-type="float">
            <text:p>0,383682</text:p>
          </table:table-cell>
          <table:table-cell office:value-type="float" office:value="0.1998923178" calcext:value-type="float">
            <text:p>0,1998923178</text:p>
          </table:table-cell>
          <table:table-cell office:value-type="float" office:value="0.1453506374" calcext:value-type="float">
            <text:p>0,1453506374</text:p>
          </table:table-cell>
          <table:table-cell table:formula="of:=[.G35]/[.H35]" office:value-type="float" office:value="1.91944344946707" calcext:value-type="float">
            <text:p>1,9194434495</text:p>
          </table:table-cell>
          <table:table-cell table:formula="of:=[.G35]/[.I35]" office:value-type="float" office:value="2.63969946649852" calcext:value-type="float">
            <text:p>2,63969946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633097" calcext:value-type="float">
            <text:p>0,633097</text:p>
          </table:table-cell>
          <table:table-cell office:value-type="float" office:value="0.33440064" calcext:value-type="float">
            <text:p>0,33440064</text:p>
          </table:table-cell>
          <table:table-cell office:value-type="float" office:value="0.237272798" calcext:value-type="float">
            <text:p>0,237272798</text:p>
          </table:table-cell>
          <table:table-cell table:formula="of:=[.B36]/[.C36]" office:value-type="float" office:value="1.89322903209755" calcext:value-type="float">
            <text:p>1,8932290321</text:p>
          </table:table-cell>
          <table:table-cell table:formula="of:=[.B36]/[.D36]" office:value-type="float" office:value="2.66822410885887" calcext:value-type="float">
            <text:p>2,6682241089</text:p>
          </table:table-cell>
          <table:table-cell office:value-type="float" office:value="0.578017" calcext:value-type="float">
            <text:p>0,578017</text:p>
          </table:table-cell>
          <table:table-cell office:value-type="float" office:value="0.2917196291" calcext:value-type="float">
            <text:p>0,2917196291</text:p>
          </table:table-cell>
          <table:table-cell office:value-type="float" office:value="0.2121345343" calcext:value-type="float">
            <text:p>0,2121345343</text:p>
          </table:table-cell>
          <table:table-cell table:formula="of:=[.G36]/[.H36]" office:value-type="float" office:value="1.98141277562731" calcext:value-type="float">
            <text:p>1,9814127756</text:p>
          </table:table-cell>
          <table:table-cell table:formula="of:=[.G36]/[.I36]" office:value-type="float" office:value="2.72476615798242" calcext:value-type="float">
            <text:p>2,7247661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844509" calcext:value-type="float">
            <text:p>0,844509</text:p>
          </table:table-cell>
          <table:table-cell office:value-type="float" office:value="0.442914651" calcext:value-type="float">
            <text:p>0,442914651</text:p>
          </table:table-cell>
          <table:table-cell office:value-type="float" office:value="0.316983427" calcext:value-type="float">
            <text:p>0,316983427</text:p>
          </table:table-cell>
          <table:table-cell table:formula="of:=[.B37]/[.C37]" office:value-type="float" office:value="1.90670820685947" calcext:value-type="float">
            <text:p>1,9067082069</text:p>
          </table:table-cell>
          <table:table-cell table:formula="of:=[.B37]/[.D37]" office:value-type="float" office:value="2.6642055327391" calcext:value-type="float">
            <text:p>2,6642055327</text:p>
          </table:table-cell>
          <table:table-cell office:value-type="float" office:value="0.772807" calcext:value-type="float">
            <text:p>0,772807</text:p>
          </table:table-cell>
          <table:table-cell office:value-type="float" office:value="0.3887835916" calcext:value-type="float">
            <text:p>0,3887835916</text:p>
          </table:table-cell>
          <table:table-cell office:value-type="float" office:value="0.2836779964" calcext:value-type="float">
            <text:p>0,2836779964</text:p>
          </table:table-cell>
          <table:table-cell table:formula="of:=[.G37]/[.H37]" office:value-type="float" office:value="1.98775621373214" calcext:value-type="float">
            <text:p>1,9877562137</text:p>
          </table:table-cell>
          <table:table-cell table:formula="of:=[.G37]/[.I37]" office:value-type="float" office:value="2.72424019418941" calcext:value-type="float">
            <text:p>2,72424019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050733" calcext:value-type="float">
            <text:p>1,050733</text:p>
          </table:table-cell>
          <table:table-cell office:value-type="float" office:value="0.554331373" calcext:value-type="float">
            <text:p>0,554331373</text:p>
          </table:table-cell>
          <table:table-cell office:value-type="float" office:value="0.395716603" calcext:value-type="float">
            <text:p>0,395716603</text:p>
          </table:table-cell>
          <table:table-cell table:formula="of:=[.B38]/[.C38]" office:value-type="float" office:value="1.89549618004392" calcext:value-type="float">
            <text:p>1,89549618</text:p>
          </table:table-cell>
          <table:table-cell table:formula="of:=[.B38]/[.D38]" office:value-type="float" office:value="2.65526640033347" calcext:value-type="float">
            <text:p>2,6552664003</text:p>
          </table:table-cell>
          <table:table-cell office:value-type="float" office:value="0.96429" calcext:value-type="float">
            <text:p>0,96429</text:p>
          </table:table-cell>
          <table:table-cell office:value-type="float" office:value="0.484985893" calcext:value-type="float">
            <text:p>0,484985893</text:p>
          </table:table-cell>
          <table:table-cell office:value-type="float" office:value="0.3539569544" calcext:value-type="float">
            <text:p>0,3539569544</text:p>
          </table:table-cell>
          <table:table-cell table:formula="of:=[.G38]/[.H38]" office:value-type="float" office:value="1.98828463655952" calcext:value-type="float">
            <text:p>1,9882846366</text:p>
          </table:table-cell>
          <table:table-cell table:formula="of:=[.G38]/[.I38]" office:value-type="float" office:value="2.72431432131229" calcext:value-type="float">
            <text:p>2,724314321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261598" calcext:value-type="float">
            <text:p>1,261598</text:p>
          </table:table-cell>
          <table:table-cell office:value-type="float" office:value="0.665474741" calcext:value-type="float">
            <text:p>0,665474741</text:p>
          </table:table-cell>
          <table:table-cell office:value-type="float" office:value="0.475950257" calcext:value-type="float">
            <text:p>0,475950257</text:p>
          </table:table-cell>
          <table:table-cell table:formula="of:=[.B39]/[.C39]" office:value-type="float" office:value="1.89578645480099" calcext:value-type="float">
            <text:p>1,8957864548</text:p>
          </table:table-cell>
          <table:table-cell table:formula="of:=[.B39]/[.D39]" office:value-type="float" office:value="2.65069296937054" calcext:value-type="float">
            <text:p>2,6506929694</text:p>
          </table:table-cell>
          <table:table-cell office:value-type="float" office:value="1.15872" calcext:value-type="float">
            <text:p>1,15872</text:p>
          </table:table-cell>
          <table:table-cell office:value-type="float" office:value="0.583724837" calcext:value-type="float">
            <text:p>0,583724837</text:p>
          </table:table-cell>
          <table:table-cell office:value-type="float" office:value="0.4258706288" calcext:value-type="float">
            <text:p>0,4258706288</text:p>
          </table:table-cell>
          <table:table-cell table:formula="of:=[.G39]/[.H39]" office:value-type="float" office:value="1.98504488168627" calcext:value-type="float">
            <text:p>1,9850448817</text:p>
          </table:table-cell>
          <table:table-cell table:formula="of:=[.G39]/[.I39]" office:value-type="float" office:value="2.72082628300757" calcext:value-type="float">
            <text:p>2,72082628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.474673" calcext:value-type="float">
            <text:p>1,474673</text:p>
          </table:table-cell>
          <table:table-cell office:value-type="float" office:value="0.777525586" calcext:value-type="float">
            <text:p>0,777525586</text:p>
          </table:table-cell>
          <table:table-cell office:value-type="float" office:value="0.559270347" calcext:value-type="float">
            <text:p>0,559270347</text:p>
          </table:table-cell>
          <table:table-cell table:formula="of:=[.B40]/[.C40]" office:value-type="float" office:value="1.89662311639993" calcext:value-type="float">
            <text:p>1,8966231164</text:p>
          </table:table-cell>
          <table:table-cell table:formula="of:=[.B40]/[.D40]" office:value-type="float" office:value="2.63678024037988" calcext:value-type="float">
            <text:p>2,6367802404</text:p>
          </table:table-cell>
          <table:table-cell office:value-type="float" office:value="1.349736" calcext:value-type="float">
            <text:p>1,349736</text:p>
          </table:table-cell>
          <table:table-cell office:value-type="float" office:value="0.6810192329" calcext:value-type="float">
            <text:p>0,6810192329</text:p>
          </table:table-cell>
          <table:table-cell office:value-type="float" office:value="0.4996299984" calcext:value-type="float">
            <text:p>0,4996299984</text:p>
          </table:table-cell>
          <table:table-cell table:formula="of:=[.G40]/[.H40]" office:value-type="float" office:value="1.98193521532775" calcext:value-type="float">
            <text:p>1,9819352153</text:p>
          </table:table-cell>
          <table:table-cell table:formula="of:=[.G40]/[.I40]" office:value-type="float" office:value="2.70147109725668" calcext:value-type="float">
            <text:p>2,701471097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.686734" calcext:value-type="float">
            <text:p>1,686734</text:p>
          </table:table-cell>
          <table:table-cell office:value-type="float" office:value="0.887249103" calcext:value-type="float">
            <text:p>0,887249103</text:p>
          </table:table-cell>
          <table:table-cell office:value-type="float" office:value="0.640325203" calcext:value-type="float">
            <text:p>0,640325203</text:p>
          </table:table-cell>
          <table:table-cell table:formula="of:=[.B41]/[.C41]" office:value-type="float" office:value="1.90108278982391" calcext:value-type="float">
            <text:p>1,9010827898</text:p>
          </table:table-cell>
          <table:table-cell table:formula="of:=[.B41]/[.D41]" office:value-type="float" office:value="2.63418336822828" calcext:value-type="float">
            <text:p>2,6341833682</text:p>
          </table:table-cell>
          <table:table-cell office:value-type="float" office:value="1.543208" calcext:value-type="float">
            <text:p>1,543208</text:p>
          </table:table-cell>
          <table:table-cell office:value-type="float" office:value="0.7784871922" calcext:value-type="float">
            <text:p>0,7784871922</text:p>
          </table:table-cell>
          <table:table-cell office:value-type="float" office:value="0.5726973253" calcext:value-type="float">
            <text:p>0,5726973253</text:p>
          </table:table-cell>
          <table:table-cell table:formula="of:=[.G41]/[.H41]" office:value-type="float" office:value="1.98231649211711" calcext:value-type="float">
            <text:p>1,9823164921</text:p>
          </table:table-cell>
          <table:table-cell table:formula="of:=[.G41]/[.I41]" office:value-type="float" office:value="2.69463105872131" calcext:value-type="float">
            <text:p>2,694631058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.900709" calcext:value-type="float">
            <text:p>1,900709</text:p>
          </table:table-cell>
          <table:table-cell office:value-type="float" office:value="1.022053524" calcext:value-type="float">
            <text:p>1,022053524</text:p>
          </table:table-cell>
          <table:table-cell office:value-type="float" office:value="0.742182857" calcext:value-type="float">
            <text:p>0,742182857</text:p>
          </table:table-cell>
          <table:table-cell table:formula="of:=[.B42]/[.C42]" office:value-type="float" office:value="1.8596961464026" calcext:value-type="float">
            <text:p>1,8596961464</text:p>
          </table:table-cell>
          <table:table-cell table:formula="of:=[.B42]/[.D42]" office:value-type="float" office:value="2.56097130521569" calcext:value-type="float">
            <text:p>2,5609713052</text:p>
          </table:table-cell>
          <table:table-cell office:value-type="float" office:value="1.739021" calcext:value-type="float">
            <text:p>1,739021</text:p>
          </table:table-cell>
          <table:table-cell office:value-type="float" office:value="0.9123375968" calcext:value-type="float">
            <text:p>0,9123375968</text:p>
          </table:table-cell>
          <table:table-cell office:value-type="float" office:value="0.6799371082" calcext:value-type="float">
            <text:p>0,6799371082</text:p>
          </table:table-cell>
          <table:table-cell table:formula="of:=[.G42]/[.H42]" office:value-type="float" office:value="1.90611568140957" calcext:value-type="float">
            <text:p>1,9061156814</text:p>
          </table:table-cell>
          <table:table-cell table:formula="of:=[.G42]/[.I42]" office:value-type="float" office:value="2.55762037257198" calcext:value-type="float">
            <text:p>2,55762037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0608" calcext:value-type="float">
            <text:p>2,10608</text:p>
          </table:table-cell>
          <table:table-cell office:value-type="float" office:value="1.114168663" calcext:value-type="float">
            <text:p>1,114168663</text:p>
          </table:table-cell>
          <table:table-cell office:value-type="float" office:value="0.803244561" calcext:value-type="float">
            <text:p>0,803244561</text:p>
          </table:table-cell>
          <table:table-cell table:formula="of:=[.B43]/[.C43]" office:value-type="float" office:value="1.89027036026053" calcext:value-type="float">
            <text:p>1,8902703603</text:p>
          </table:table-cell>
          <table:table-cell table:formula="of:=[.B43]/[.D43]" office:value-type="float" office:value="2.62196608885597" calcext:value-type="float">
            <text:p>2,6219660889</text:p>
          </table:table-cell>
          <table:table-cell office:value-type="float" office:value="1.92738" calcext:value-type="float">
            <text:p>1,92738</text:p>
          </table:table-cell>
          <table:table-cell office:value-type="float" office:value="0.9750053423" calcext:value-type="float">
            <text:p>0,9750053423</text:p>
          </table:table-cell>
          <table:table-cell office:value-type="float" office:value="0.7175182873" calcext:value-type="float">
            <text:p>0,7175182873</text:p>
          </table:table-cell>
          <table:table-cell table:formula="of:=[.G43]/[.H43]" office:value-type="float" office:value="1.97678916861459" calcext:value-type="float">
            <text:p>1,9767891686</text:p>
          </table:table-cell>
          <table:table-cell table:formula="of:=[.G43]/[.I43]" office:value-type="float" office:value="2.68617543847234" calcext:value-type="float">
            <text:p>2,686175438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.22439" calcext:value-type="float">
            <text:p>4,22439</text:p>
          </table:table-cell>
          <table:table-cell office:value-type="float" office:value="2.240205972" calcext:value-type="float">
            <text:p>2,240205972</text:p>
          </table:table-cell>
          <table:table-cell office:value-type="float" office:value="1.623073041" calcext:value-type="float">
            <text:p>1,623073041</text:p>
          </table:table-cell>
          <table:table-cell table:formula="of:=[.B44]/[.C44]" office:value-type="float" office:value="1.88571499799573" calcext:value-type="float">
            <text:p>1,885714998</text:p>
          </table:table-cell>
          <table:table-cell table:formula="of:=[.B44]/[.D44]" office:value-type="float" office:value="2.60271096450304" calcext:value-type="float">
            <text:p>2,6027109645</text:p>
          </table:table-cell>
          <table:table-cell office:value-type="float" office:value="3.87418" calcext:value-type="float">
            <text:p>3,87418</text:p>
          </table:table-cell>
          <table:table-cell office:value-type="float" office:value="1.9630958272" calcext:value-type="float">
            <text:p>1,9630958272</text:p>
          </table:table-cell>
          <table:table-cell office:value-type="float" office:value="1.4459030722" calcext:value-type="float">
            <text:p>1,4459030722</text:p>
          </table:table-cell>
          <table:table-cell table:formula="of:=[.G44]/[.H44]" office:value-type="float" office:value="1.97350529012423" calcext:value-type="float">
            <text:p>1,9735052901</text:p>
          </table:table-cell>
          <table:table-cell table:formula="of:=[.G44]/[.I44]" office:value-type="float" office:value="2.67941888670675" calcext:value-type="float">
            <text:p>2,679418886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.33628" calcext:value-type="float">
            <text:p>6,33628</text:p>
          </table:table-cell>
          <table:table-cell office:value-type="float" office:value="3.365788898" calcext:value-type="float">
            <text:p>3,365788898</text:p>
          </table:table-cell>
          <table:table-cell office:value-type="float" office:value="2.443307933" calcext:value-type="float">
            <text:p>2,443307933</text:p>
          </table:table-cell>
          <table:table-cell table:formula="of:=[.B45]/[.C45]" office:value-type="float" office:value="1.88255419220294" calcext:value-type="float">
            <text:p>1,8825541922</text:p>
          </table:table-cell>
          <table:table-cell table:formula="of:=[.B45]/[.D45]" office:value-type="float" office:value="2.59332027470645" calcext:value-type="float">
            <text:p>2,5933202747</text:p>
          </table:table-cell>
          <table:table-cell office:value-type="float" office:value="5.80553" calcext:value-type="float">
            <text:p>5,80553</text:p>
          </table:table-cell>
          <table:table-cell office:value-type="float" office:value="2.94741622" calcext:value-type="float">
            <text:p>2,94741622</text:p>
          </table:table-cell>
          <table:table-cell office:value-type="float" office:value="2.1760404061" calcext:value-type="float">
            <text:p>2,1760404061</text:p>
          </table:table-cell>
          <table:table-cell table:formula="of:=[.G45]/[.H45]" office:value-type="float" office:value="1.96970144922389" calcext:value-type="float">
            <text:p>1,9697014492</text:p>
          </table:table-cell>
          <table:table-cell table:formula="of:=[.G45]/[.I45]" office:value-type="float" office:value="2.66793299597085" calcext:value-type="float">
            <text:p>2,66793299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.41866" calcext:value-type="float">
            <text:p>8,41866</text:p>
          </table:table-cell>
          <table:table-cell office:value-type="float" office:value="4.507394844" calcext:value-type="float">
            <text:p>4,507394844</text:p>
          </table:table-cell>
          <table:table-cell office:value-type="float" office:value="3.264200964" calcext:value-type="float">
            <text:p>3,264200964</text:p>
          </table:table-cell>
          <table:table-cell table:formula="of:=[.B46]/[.C46]" office:value-type="float" office:value="1.86774407199016" calcext:value-type="float">
            <text:p>1,867744072</text:p>
          </table:table-cell>
          <table:table-cell table:formula="of:=[.B46]/[.D46]" office:value-type="float" office:value="2.5790875294895" calcext:value-type="float">
            <text:p>2,5790875295</text:p>
          </table:table-cell>
          <table:table-cell office:value-type="float" office:value="7.70108" calcext:value-type="float">
            <text:p>7,70108</text:p>
          </table:table-cell>
          <table:table-cell office:value-type="float" office:value="3.9344948392" calcext:value-type="float">
            <text:p>3,9344948392</text:p>
          </table:table-cell>
          <table:table-cell office:value-type="float" office:value="2.9084336224" calcext:value-type="float">
            <text:p>2,9084336224</text:p>
          </table:table-cell>
          <table:table-cell table:formula="of:=[.G46]/[.H46]" office:value-type="float" office:value="1.95732370094196" calcext:value-type="float">
            <text:p>1,9573237009</text:p>
          </table:table-cell>
          <table:table-cell table:formula="of:=[.G46]/[.I46]" office:value-type="float" office:value="2.64784451007865" calcext:value-type="float">
            <text:p>2,647844510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.57474" calcext:value-type="float">
            <text:p>10,57474</text:p>
          </table:table-cell>
          <table:table-cell office:value-type="float" office:value="5.615492804" calcext:value-type="float">
            <text:p>5,615492804</text:p>
          </table:table-cell>
          <table:table-cell office:value-type="float" office:value="4.085379429" calcext:value-type="float">
            <text:p>4,085379429</text:p>
          </table:table-cell>
          <table:table-cell table:formula="of:=[.B47]/[.C47]" office:value-type="float" office:value="1.88313659532561" calcext:value-type="float">
            <text:p>1,8831365953</text:p>
          </table:table-cell>
          <table:table-cell table:formula="of:=[.B47]/[.D47]" office:value-type="float" office:value="2.58843521973391" calcext:value-type="float">
            <text:p>2,5884352197</text:p>
          </table:table-cell>
          <table:table-cell office:value-type="float" office:value="9.67317" calcext:value-type="float">
            <text:p>9,67317</text:p>
          </table:table-cell>
          <table:table-cell office:value-type="float" office:value="4.9292087838" calcext:value-type="float">
            <text:p>4,9292087838</text:p>
          </table:table-cell>
          <table:table-cell office:value-type="float" office:value="3.6533109839" calcext:value-type="float">
            <text:p>3,6533109839</text:p>
          </table:table-cell>
          <table:table-cell table:formula="of:=[.G47]/[.H47]" office:value-type="float" office:value="1.96241839700343" calcext:value-type="float">
            <text:p>1,962418397</text:p>
          </table:table-cell>
          <table:table-cell table:formula="of:=[.G47]/[.I47]" office:value-type="float" office:value="2.6477817088743" calcext:value-type="float">
            <text:p>2,647781708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2.65844" calcext:value-type="float">
            <text:p>12,65844</text:p>
          </table:table-cell>
          <table:table-cell office:value-type="float" office:value="6.723064122" calcext:value-type="float">
            <text:p>6,723064122</text:p>
          </table:table-cell>
          <table:table-cell office:value-type="float" office:value="4.907810221" calcext:value-type="float">
            <text:p>4,907810221</text:p>
          </table:table-cell>
          <table:table-cell table:formula="of:=[.B48]/[.C48]" office:value-type="float" office:value="1.88283790996096" calcext:value-type="float">
            <text:p>1,88283791</text:p>
          </table:table-cell>
          <table:table-cell table:formula="of:=[.B48]/[.D48]" office:value-type="float" office:value="2.57924398662277" calcext:value-type="float">
            <text:p>2,5792439866</text:p>
          </table:table-cell>
          <table:table-cell office:value-type="float" office:value="11.6085" calcext:value-type="float">
            <text:p>11,6085</text:p>
          </table:table-cell>
          <table:table-cell office:value-type="float" office:value="5.9034339452" calcext:value-type="float">
            <text:p>5,9034339452</text:p>
          </table:table-cell>
          <table:table-cell office:value-type="float" office:value="4.3788546436" calcext:value-type="float">
            <text:p>4,3788546436</text:p>
          </table:table-cell>
          <table:table-cell table:formula="of:=[.G48]/[.H48]" office:value-type="float" office:value="1.96639788092127" calcext:value-type="float">
            <text:p>1,9663978809</text:p>
          </table:table-cell>
          <table:table-cell table:formula="of:=[.G48]/[.I48]" office:value-type="float" office:value="2.65103570335833" calcext:value-type="float">
            <text:p>2,651035703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.79188" calcext:value-type="float">
            <text:p>14,79188</text:p>
          </table:table-cell>
          <table:table-cell office:value-type="float" office:value="7.853683559" calcext:value-type="float">
            <text:p>7,853683559</text:p>
          </table:table-cell>
          <table:table-cell office:value-type="float" office:value="5.73340988" calcext:value-type="float">
            <text:p>5,73340988</text:p>
          </table:table-cell>
          <table:table-cell table:formula="of:=[.B49]/[.C49]" office:value-type="float" office:value="1.88343213587325" calcext:value-type="float">
            <text:p>1,8834321359</text:p>
          </table:table-cell>
          <table:table-cell table:formula="of:=[.B49]/[.D49]" office:value-type="float" office:value="2.57994462450677" calcext:value-type="float">
            <text:p>2,5799446245</text:p>
          </table:table-cell>
          <table:table-cell office:value-type="float" office:value="13.55759" calcext:value-type="float">
            <text:p>13,55759</text:p>
          </table:table-cell>
          <table:table-cell office:value-type="float" office:value="7.1643623588" calcext:value-type="float">
            <text:p>7,1643623588</text:p>
          </table:table-cell>
          <table:table-cell office:value-type="float" office:value="5.3892125628" calcext:value-type="float">
            <text:p>5,3892125628</text:p>
          </table:table-cell>
          <table:table-cell table:formula="of:=[.G49]/[.H49]" office:value-type="float" office:value="1.89236519888573" calcext:value-type="float">
            <text:p>1,8923651989</text:p>
          </table:table-cell>
          <table:table-cell table:formula="of:=[.G49]/[.I49]" office:value-type="float" office:value="2.51569034288677" calcext:value-type="float">
            <text:p>2,515690342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6.88914" calcext:value-type="float">
            <text:p>16,88914</text:p>
          </table:table-cell>
          <table:table-cell office:value-type="float" office:value="8.959133132" calcext:value-type="float">
            <text:p>8,959133132</text:p>
          </table:table-cell>
          <table:table-cell office:value-type="float" office:value="6.558768845" calcext:value-type="float">
            <text:p>6,558768845</text:p>
          </table:table-cell>
          <table:table-cell table:formula="of:=[.B50]/[.C50]" office:value-type="float" office:value="1.88513104461812" calcext:value-type="float">
            <text:p>1,8851310446</text:p>
          </table:table-cell>
          <table:table-cell table:formula="of:=[.B50]/[.D50]" office:value-type="float" office:value="2.57504729913987" calcext:value-type="float">
            <text:p>2,5750472991</text:p>
          </table:table-cell>
          <table:table-cell office:value-type="float" office:value="15.4841" calcext:value-type="float">
            <text:p>15,4841</text:p>
          </table:table-cell>
          <table:table-cell office:value-type="float" office:value="7.8627301461" calcext:value-type="float">
            <text:p>7,8627301461</text:p>
          </table:table-cell>
          <table:table-cell office:value-type="float" office:value="5.848417653" calcext:value-type="float">
            <text:p>5,848417653</text:p>
          </table:table-cell>
          <table:table-cell table:formula="of:=[.G50]/[.H50]" office:value-type="float" office:value="1.96930324610979" calcext:value-type="float">
            <text:p>1,9693032461</text:p>
          </table:table-cell>
          <table:table-cell table:formula="of:=[.G50]/[.I50]" office:value-type="float" office:value="2.64757083346421" calcext:value-type="float">
            <text:p>2,647570833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8.94579" calcext:value-type="float">
            <text:p>18,94579</text:p>
          </table:table-cell>
          <table:table-cell office:value-type="float" office:value="10.10740404" calcext:value-type="float">
            <text:p>10,10740404</text:p>
          </table:table-cell>
          <table:table-cell office:value-type="float" office:value="7.392279091" calcext:value-type="float">
            <text:p>7,392279091</text:p>
          </table:table-cell>
          <table:table-cell table:formula="of:=[.B51]/[.C51]" office:value-type="float" office:value="1.87444668532317" calcext:value-type="float">
            <text:p>1,8744466853</text:p>
          </table:table-cell>
          <table:table-cell table:formula="of:=[.B51]/[.D51]" office:value-type="float" office:value="2.56291595146431" calcext:value-type="float">
            <text:p>2,5629159515</text:p>
          </table:table-cell>
          <table:table-cell office:value-type="float" office:value="17.45272" calcext:value-type="float">
            <text:p>17,45272</text:p>
          </table:table-cell>
          <table:table-cell office:value-type="float" office:value="8.8557048021" calcext:value-type="float">
            <text:p>8,8557048021</text:p>
          </table:table-cell>
          <table:table-cell office:value-type="float" office:value="6.5782339295" calcext:value-type="float">
            <text:p>6,5782339295</text:p>
          </table:table-cell>
          <table:table-cell table:formula="of:=[.G51]/[.H51]" office:value-type="float" office:value="1.97078836637162" calcext:value-type="float">
            <text:p>1,9707883664</text:p>
          </table:table-cell>
          <table:table-cell table:formula="of:=[.G51]/[.I51]" office:value-type="float" office:value="2.65310114949447" calcext:value-type="float">
            <text:p>2,653101149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0504" calcext:value-type="float">
            <text:p>21,0504</text:p>
          </table:table-cell>
          <table:table-cell office:value-type="float" office:value="11.211479488" calcext:value-type="float">
            <text:p>11,211479488</text:p>
          </table:table-cell>
          <table:table-cell office:value-type="float" office:value="8.206228898" calcext:value-type="float">
            <text:p>8,206228898</text:p>
          </table:table-cell>
          <table:table-cell table:formula="of:=[.B52]/[.C52]" office:value-type="float" office:value="1.87757557087188" calcext:value-type="float">
            <text:p>1,8775755709</text:p>
          </table:table-cell>
          <table:table-cell table:formula="of:=[.B52]/[.D52]" office:value-type="float" office:value="2.56517338982957" calcext:value-type="float">
            <text:p>2,5651733898</text:p>
          </table:table-cell>
          <table:table-cell office:value-type="float" office:value="19.2914" calcext:value-type="float">
            <text:p>19,2914</text:p>
          </table:table-cell>
          <table:table-cell office:value-type="float" office:value="9.813217886" calcext:value-type="float">
            <text:p>9,813217886</text:p>
          </table:table-cell>
          <table:table-cell office:value-type="float" office:value="7.3347154657" calcext:value-type="float">
            <text:p>7,3347154657</text:p>
          </table:table-cell>
          <table:table-cell table:formula="of:=[.G52]/[.H52]" office:value-type="float" office:value="1.96585872484519" calcext:value-type="float">
            <text:p>1,9658587248</text:p>
          </table:table-cell>
          <table:table-cell table:formula="of:=[.G52]/[.I52]" office:value-type="float" office:value="2.63014974339688" calcext:value-type="float">
            <text:p>2,630149743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4.3388" calcext:value-type="float">
            <text:p>64,3388</text:p>
          </table:table-cell>
          <table:table-cell office:value-type="float" office:value="22.415806427" calcext:value-type="float">
            <text:p>22,415806427</text:p>
          </table:table-cell>
          <table:table-cell office:value-type="float" office:value="16.402088494" calcext:value-type="float">
            <text:p>16,402088494</text:p>
          </table:table-cell>
          <table:table-cell table:formula="of:=[.B53]/[.C53]" office:value-type="float" office:value="2.87024248757357" calcext:value-type="float">
            <text:p>2,8702424876</text:p>
          </table:table-cell>
          <table:table-cell table:formula="of:=[.B53]/[.D53]" office:value-type="float" office:value="3.92259802911901" calcext:value-type="float">
            <text:p>3,9225980291</text:p>
          </table:table-cell>
          <table:table-cell office:value-type="float" office:value="46.1059" calcext:value-type="float">
            <text:p>46,1059</text:p>
          </table:table-cell>
          <table:table-cell office:value-type="float" office:value="19.634303164" calcext:value-type="float">
            <text:p>19,634303164</text:p>
          </table:table-cell>
          <table:table-cell office:value-type="float" office:value="14.64510134" calcext:value-type="float">
            <text:p>14,64510134</text:p>
          </table:table-cell>
          <table:table-cell table:formula="of:=[.G53]/[.H53]" office:value-type="float" office:value="2.3482320515727" calcext:value-type="float">
            <text:p>2,3482320516</text:p>
          </table:table-cell>
          <table:table-cell table:formula="of:=[.G53]/[.I53]" office:value-type="float" office:value="3.14821310755095" calcext:value-type="float">
            <text:p>3,148213107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48.9295" calcext:value-type="float">
            <text:p>148,9295</text:p>
          </table:table-cell>
          <table:table-cell office:value-type="float" office:value="33.406782938" calcext:value-type="float">
            <text:p>33,406782938</text:p>
          </table:table-cell>
          <table:table-cell office:value-type="float" office:value="24.418187648" calcext:value-type="float">
            <text:p>24,418187648</text:p>
          </table:table-cell>
          <table:table-cell table:formula="of:=[.B54]/[.C54]" office:value-type="float" office:value="4.45806171388606" calcext:value-type="float">
            <text:p>4,4580617139</text:p>
          </table:table-cell>
          <table:table-cell table:formula="of:=[.B54]/[.D54]" office:value-type="float" office:value="6.09912177541146" calcext:value-type="float">
            <text:p>6,0991217754</text:p>
          </table:table-cell>
          <table:table-cell office:value-type="float" office:value="138.7508" calcext:value-type="float">
            <text:p>138,7508</text:p>
          </table:table-cell>
          <table:table-cell office:value-type="float" office:value="29.404975892" calcext:value-type="float">
            <text:p>29,404975892</text:p>
          </table:table-cell>
          <table:table-cell office:value-type="float" office:value="21.8939905157" calcext:value-type="float">
            <text:p>21,8939905157</text:p>
          </table:table-cell>
          <table:table-cell table:formula="of:=[.G54]/[.H54]" office:value-type="float" office:value="4.71861634947808" calcext:value-type="float">
            <text:p>4,7186163495</text:p>
          </table:table-cell>
          <table:table-cell table:formula="of:=[.G54]/[.I54]" office:value-type="float" office:value="6.3373919843668" calcext:value-type="float">
            <text:p>6,337391984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/>
          <table:table-cell office:value-type="float" office:value="87.091352" calcext:value-type="float">
            <text:p>87,091352</text:p>
          </table:table-cell>
          <table:table-cell office:value-type="float" office:value="73.339275" calcext:value-type="float">
            <text:p>73,339275</text:p>
          </table:table-cell>
          <table:table-cell table:formula="of:=[.B55]/[.C55]" office:value-type="float" office:value="0" calcext:value-type="float">
            <text:p>0</text:p>
          </table:table-cell>
          <table:table-cell table:formula="of:=[.B55]/[.D55]" office:value-type="float" office:value="0" calcext:value-type="float">
            <text:p>0</text:p>
          </table:table-cell>
          <table:table-cell/>
          <table:table-cell office:value-type="float" office:value="202.721058" calcext:value-type="float">
            <text:p>202,721058</text:p>
          </table:table-cell>
          <table:table-cell office:value-type="float" office:value="231.582614" calcext:value-type="float">
            <text:p>231,582614</text:p>
          </table:table-cell>
          <table:table-cell table:formula="of:=[.G55]/[.H55]" office:value-type="float" office:value="0" calcext:value-type="float">
            <text:p>0</text:p>
          </table:table-cell>
          <table:table-cell table:formula="of:=[.G55]/[.I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/>
          <table:table-cell office:value-type="float" office:value="746.179092" calcext:value-type="float">
            <text:p>746,179092</text:p>
          </table:table-cell>
          <table:table-cell office:value-type="float" office:value="706.303031" calcext:value-type="float">
            <text:p>706,303031</text:p>
          </table:table-cell>
          <table:table-cell table:formula="of:=[.B56]/[.C56]" office:value-type="float" office:value="0" calcext:value-type="float">
            <text:p>0</text:p>
          </table:table-cell>
          <table:table-cell table:formula="of:=[.B56]/[.D56]" office:value-type="float" office:value="0" calcext:value-type="float">
            <text:p>0</text:p>
          </table:table-cell>
          <table:table-cell/>
          <table:table-cell office:value-type="float" office:value="1814.71895" calcext:value-type="float">
            <text:p>1814,71895</text:p>
          </table:table-cell>
          <table:table-cell office:value-type="float" office:value="1695.469058" calcext:value-type="float">
            <text:p>1695,469058</text:p>
          </table:table-cell>
          <table:table-cell table:formula="of:=[.G56]/[.H56]" office:value-type="float" office:value="0" calcext:value-type="float">
            <text:p>0</text:p>
          </table:table-cell>
          <table:table-cell table:formula="of:=[.G56]/[.I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/>
          <table:table-cell office:value-type="float" office:value="795.645924" calcext:value-type="float">
            <text:p>795,645924</text:p>
          </table:table-cell>
          <table:table-cell office:value-type="float" office:value="829.142255" calcext:value-type="float">
            <text:p>829,142255</text:p>
          </table:table-cell>
          <table:table-cell table:formula="of:=[.B57]/[.C57]" office:value-type="float" office:value="0" calcext:value-type="float">
            <text:p>0</text:p>
          </table:table-cell>
          <table:table-cell table:formula="of:=[.B57]/[.D57]" office:value-type="float" office:value="0" calcext:value-type="float">
            <text:p>0</text:p>
          </table:table-cell>
          <table:table-cell/>
          <table:table-cell office:value-type="float" office:value="837.632866" calcext:value-type="float">
            <text:p>837,632866</text:p>
          </table:table-cell>
          <table:table-cell office:value-type="float" office:value="875.405919" calcext:value-type="float">
            <text:p>875,405919</text:p>
          </table:table-cell>
          <table:table-cell table:formula="of:=[.G57]/[.H57]" office:value-type="float" office:value="0" calcext:value-type="float">
            <text:p>0</text:p>
          </table:table-cell>
          <table:table-cell table:formula="of:=[.G57]/[.I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/>
          <table:table-cell office:value-type="float" office:value="660.661771" calcext:value-type="float">
            <text:p>660,661771</text:p>
          </table:table-cell>
          <table:table-cell office:value-type="float" office:value="592.596936" calcext:value-type="float">
            <text:p>592,596936</text:p>
          </table:table-cell>
          <table:table-cell table:formula="of:=[.B58]/[.C58]" office:value-type="float" office:value="0" calcext:value-type="float">
            <text:p>0</text:p>
          </table:table-cell>
          <table:table-cell table:formula="of:=[.B58]/[.D58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table:formula="of:=AVERAGE([.E2:.E54])" office:value-type="float" office:value="1.89331181678037" calcext:value-type="float">
            <text:p>1,8933118168</text:p>
          </table:table-cell>
          <table:table-cell table:formula="of:=AVERAGE([.F2:.F54])" office:value-type="float" office:value="2.62511343392616" calcext:value-type="float">
            <text:p>2,6251134339</text:p>
          </table:table-cell>
          <table:table-cell/>
          <table:table-cell table:style-name="ce1" table:number-columns-repeated="2"/>
          <table:table-cell table:formula="of:=AVERAGE([.J2:.J54])" office:value-type="float" office:value="1.94125706317777" calcext:value-type="float">
            <text:p>1,9412570632</text:p>
          </table:table-cell>
          <table:table-cell table:formula="of:=AVERAGE([.K2:.K54])" office:value-type="float" office:value="2.65673961383915" calcext:value-type="float">
            <text:p>2,6567396138</text:p>
          </table:table-cell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table:formula="of:=AVERAGE([.E7:.E52])" office:value-type="float" office:value="1.90508112724276" calcext:value-type="float">
            <text:p>1,9050811272</text:p>
          </table:table-cell>
          <table:table-cell table:formula="of:=AVERAGE([.F7:.F52])" office:value-type="float" office:value="2.67837811069734" calcext:value-type="float">
            <text:p>2,6783781107</text:p>
          </table:table-cell>
          <table:table-cell table:number-columns-repeated="3"/>
          <table:table-cell table:formula="of:=AVERAGE([.J7:.J52])" office:value-type="float" office:value="1.96993579001162" calcext:value-type="float">
            <text:p>1,96993579</text:p>
          </table:table-cell>
          <table:table-cell table:formula="of:=AVERAGE([.K7:.K52])" office:value-type="float" office:value="2.73412637768028" calcext:value-type="float">
            <text:p>2,7341263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10:40:38.084169036</dc:date>
    <meta:editing-duration>PT10M34S</meta:editing-duration>
    <meta:editing-cycles>1</meta:editing-cycles>
    <meta:document-statistic meta:table-count="1" meta:cell-count="642" meta:object-count="0"/>
    <meta:generator>LibreOffice/4.3.3.2$Linux_X86_64 LibreOffice_project/430m0$Build-2</meta:generator>
  </office:meta>
</office:document-meta>
</file>